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929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Farming Fantasy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bough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V</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V</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CONVENIENT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7">11/17/2018</text:date>, <text:time>23:04: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11-17T23:04:49.94</dc:date>
    <meta:editing-duration>P122DT7H25M25S</meta:editing-duration>
    <meta:editing-cycles>1443</meta:editing-cycles>
    <dc:creator>Seab Dinch</dc:creator>
    <meta:document-statistic meta:table-count="1" meta:cell-count="7149" meta:object-count="0"/>
  </office:meta>
</office:document-meta>
</file>